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8828a" officeooo:paragraph-rsid="0018828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8828a" officeooo:paragraph-rsid="0018828a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8a072" officeooo:paragraph-rsid="0018a07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95455" officeooo:paragraph-rsid="00195455" style:font-weight-asian="normal" style:font-weight-complex="normal"/>
    </style:style>
    <style:style style:name="T1" style:family="text">
      <style:text-properties officeooo:rsid="000835cc"/>
    </style:style>
    <style:style style:name="T2" style:family="text">
      <style:text-properties officeooo:rsid="000dfb14"/>
    </style:style>
    <style:style style:name="T3" style:family="text">
      <style:text-properties officeooo:rsid="00195455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édure FTP E5</text:p>
      <text:p text:style-name="P1"/>
      <text:p text:style-name="P1"/>
      <text:p text:style-name="P2"/>
      <text:p text:style-name="P3">1) Préparation</text:p>
      <text:p text:style-name="P3"/>
      <text:p text:style-name="P3"><text:span text:style-name="T1">Récupération machines : DataCenter → Storage → Add → CIFS → Id=tjodry22 → server=172,16,108,33 → username=tjodry22 → mdp → share=tjodry22 → content=vzdump → add</text:span></text:p>
      <text:p text:style-name="P3"/>
      <text:p text:style-name="P3">Récupération machine deb10FTP</text:p>
      <text:p text:style-name="P3"/>
      <text:p text:style-name="P4">changer de switch sur vmbr2</text:p>
      <text:p text:style-name="P3"/>
      <text:p text:style-name="P3"><text:span text:style-name="T2">ATTENTION : modifier DNS sur la machine de test (/etc/resolv.conf → 192,168,22,1)</text:span></text:p>
      <text:p text:style-name="P3"/>
      <text:p text:style-name="P3">changer ip machine en 192,168,22,7</text:p>
      <text:p text:style-name="P3"/>
      <text:p text:style-name="P3">règle de firewall pour la machine</text:p>
      <text:p text:style-name="P3"/>
      <text:p text:style-name="P3">règle de DNAT avec redirection de l’ip du pfsense vers la machine(192,168,22,7)</text:p>
      <text:p text:style-name="P3">-règle pour le ftp avec le port 21</text:p>
      <text:p text:style-name="P3">-règle pour le ftp avec les ports de 64000 a 65000 (port redirection 64000)</text:p>
      <text:p text:style-name="P3">-règle http avec le port 80</text:p>
      <text:p text:style-name="P3"/>
      <text:p text:style-name="P3">créer sur le DNS une règle (<text:a xlink:type="simple" xlink:href="ftp://ftp.tgplus.net/" text:style-name="Internet_20_link" text:visited-style-name="Visited_20_Internet_20_Link">ftp.tgplus.net</text:a>) → 192,168,22,7</text:p>
      <text:p text:style-name="P3"/>
      <text:p text:style-name="P3">Décommenter proxy</text:p>
      <text:p text:style-name="P3"/>
      <text:p text:style-name="P3">2) Récupération du script</text:p>
      <text:p text:style-name="P3"/>
      <text:p text:style-name="P3">Connection au ftp : yafc 192,168,11,240</text:p>
      <text:p text:style-name="P3"/>
      <text:p text:style-name="P4">cd E5/FTP/</text:p>
      <text:p text:style-name="P4"/>
      <text:p text:style-name="P3">get <text:span text:style-name="T3">ftp.tar.gz</text:span></text:p>
      <text:p text:style-name="P3"/>
      <text:p text:style-name="P4">tar -xvf <text:a xlink:type="simple" xlink:href="ftp://ftp.tar.gz/" text:style-name="Internet_20_link" text:visited-style-name="Visited_20_Internet_20_Link">ftp.tar.gz</text:a></text:p>
      <text:p text:style-name="P4"/>
      <text:p text:style-name="P4">chmod +x ftp/menu.sh</text:p>
      <text:p text:style-name="P4"/>
      <text:p text:style-name="P4">cd ftp/</text:p>
      <text:p text:style-name="P4"/>
      <text:p text:style-name="P4">./menu.sh</text:p>
      <text:p text:style-name="P4"/>
      <text:p text:style-name="P4">3)Test</text:p>
      <text:p text:style-name="P4">ips : pfsense(?) machine ftp (192,168,22,7 – <text:a xlink:type="simple" xlink:href="ftp://ftp.tgplus.net/" text:style-name="Internet_20_link" text:visited-style-name="Visited_20_Internet_20_Link">ftp.tgplus.net</text:a>(pour le local))</text:p>
      <text:p text:style-name="P4">Après avoir créer un utilisateur :</text:p>
      <text:p text:style-name="P4">-tester une connection avec filezilla sur machine test puis avec une machine du lycée</text:p>
      <text:p text:style-name="P4">En anonyme :</text:p>
      <text:p text:style-name="P4">-tester une connection avec filezilla sur machine test puis avec une machine du lycée</text:p>
      <text:p text:style-name="P4">Http:</text:p>
      <text:p text:style-name="P4">-tester une connection sur internet sur machine test puis avec une machine du lycé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0:35:55.050991292</meta:creation-date>
    <dc:date>2024-04-03T11:03:43.554132652</dc:date>
    <meta:editing-duration>PT6M17S</meta:editing-duration>
    <meta:editing-cycles>1</meta:editing-cycles>
    <meta:document-statistic meta:table-count="0" meta:image-count="0" meta:object-count="0" meta:page-count="1" meta:paragraph-count="30" meta:word-count="196" meta:character-count="1212" meta:non-whitespace-character-count="1045"/>
    <meta:generator>LibreOffice/7.3.7.2$Linux_X86_64 LibreOffice_project/30$Build-2</meta:generator>
  </office:meta>
</office:document-meta>
</file>